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rsid="0011c270" officeooo:paragraph-rsid="0011c270" fo:background-color="transparent" style:font-weight-asian="normal" style:font-weight-complex="normal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bold" officeooo:rsid="0011c270" officeooo:paragraph-rsid="0011c270" fo:background-color="transparent" style:font-weight-asian="bold" style:font-weight-complex="bol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bold" officeooo:rsid="0011c270" fo:background-color="transparent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style:text-underline-style="solid" style:text-underline-width="auto" style:text-underline-color="font-color" fo:background-color="transparen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8" style:family="paragraph" style:parent-style-name="Standard">
      <style:text-properties fo:color="#000000" loext:opacity="100%" fo:background-color="transparent"/>
    </style:style>
    <style:style style:name="T1" style:family="text">
      <style:text-properties style:font-name="Consolas1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0<text:line-break/></text:p>
      <text:p text:style-name="P2">===main.cpp===</text:p>
      <text:p text:style-name="P3"/>
      <text:p text:style-name="P4">#include &lt;iostream&gt;</text:p>
      <text:p text:style-name="P4">#include &lt;vector&gt;</text:p>
      <text:p text:style-name="P5"/>
      <text:p text:style-name="P4">using namespace std;</text:p>
      <text:p text:style-name="P6"/>
      <text:p text:style-name="P4">class Laberinto</text:p>
      <text:p text:style-name="P4">{</text:p>
      <text:p text:style-name="P4">private:</text:p>
      <text:p text:style-name="P7">    <text:span text:style-name="T1">vector</text:span><text:span text:style-name="T1">&lt;</text:span><text:span text:style-name="T1">vector</text:span><text:span text:style-name="T1">&lt;int&gt;&gt;</text:span><text:span text:style-name="T1"> matriz;</text:span></text:p>
      <text:p text:style-name="P7">    <text:span text:style-name="T1">vector</text:span><text:span text:style-name="T1">&lt;</text:span><text:span text:style-name="T1">pair</text:span><text:span text:style-name="T1">&lt;int</text:span><text:span text:style-name="T1">, </text:span><text:span text:style-name="T1">int&gt;&gt;</text:span><text:span text:style-name="T1"> camino;</text:span></text:p>
      <text:p text:style-name="P5"/>
      <text:p text:style-name="P4">public:</text:p>
      <text:p text:style-name="P7">    <text:span text:style-name="T1">Laberinto</text:span><text:span text:style-name="T1">(</text:span><text:span text:style-name="T1">const</text:span><text:span text:style-name="T1"> </text:span><text:span text:style-name="T1">vector</text:span><text:span text:style-name="T1">&lt;</text:span><text:span text:style-name="T1">vector</text:span><text:span text:style-name="T1">&lt;</text:span><text:span text:style-name="T1">int</text:span><text:span text:style-name="T1">&gt;&gt; </text:span><text:span text:style-name="T1">&amp;lab</text:span><text:span text:style-name="T1">) : </text:span><text:span text:style-name="T1">matriz</text:span><text:span text:style-name="T1">(lab) {}</text:span></text:p>
      <text:p text:style-name="P5"/>
      <text:p text:style-name="P7">    <text:span text:style-name="T1">bool</text:span><text:span text:style-name="T1"> </text:span><text:span text:style-name="T1">resolver</text:span><text:span text:style-name="T1">(</text:span><text:span text:style-name="T1">int</text:span><text:span text:style-name="T1"> </text:span><text:span text:style-name="T1">x</text:span><text:span text:style-name="T1">, </text:span><text:span text:style-name="T1">int</text:span><text:span text:style-name="T1"> </text:span><text:span text:style-name="T1">y</text:span><text:span text:style-name="T1">)</text:span></text:p>
      <text:p text:style-name="P7">    <text:span text:style-name="T1">{</text:span></text:p>
      <text:p text:style-name="P7">        <text:span text:style-name="T1">// Verificar límites</text:span></text:p>
      <text:p text:style-name="P7">        <text:span text:style-name="T1">if</text:span><text:span text:style-name="T1"> (x </text:span><text:span text:style-name="T1">&lt;</text:span><text:span text:style-name="T1"> </text:span><text:span text:style-name="T1">0</text:span><text:span text:style-name="T1"> </text:span><text:span text:style-name="T1">||</text:span><text:span text:style-name="T1"> y </text:span><text:span text:style-name="T1">&lt;</text:span><text:span text:style-name="T1"> </text:span><text:span text:style-name="T1">0</text:span><text:span text:style-name="T1"> </text:span><text:span text:style-name="T1">||</text:span><text:span text:style-name="T1"> x </text:span><text:span text:style-name="T1">&gt;=</text:span><text:span text:style-name="T1"> </text:span><text:span text:style-name="T1">matriz</text:span><text:span text:style-name="T1">.</text:span><text:span text:style-name="T1">size</text:span><text:span text:style-name="T1">() </text:span><text:span text:style-name="T1">||</text:span><text:span text:style-name="T1"> y </text:span><text:span text:style-name="T1">&gt;=</text:span><text:span text:style-name="T1"> </text:span><text:span text:style-name="T1">matriz</text:span><text:span text:style-name="T1">[</text:span><text:span text:style-name="T1">0</text:span><text:span text:style-name="T1">].</text:span><text:span text:style-name="T1">size</text:span><text:span text:style-name="T1">())</text:span></text:p>
      <text:p text:style-name="P7">            <text:span text:style-name="T1">return</text:span><text:span text:style-name="T1"> </text:span><text:span text:style-name="T1">false</text:span><text:span text:style-name="T1">;</text:span></text:p>
      <text:p text:style-name="P5"/>
      <text:p text:style-name="P7">        <text:span text:style-name="T1">// Verificar si es pared o ya visitado</text:span></text:p>
      <text:p text:style-name="P7">        <text:span text:style-name="T1">if</text:span><text:span text:style-name="T1"> (</text:span><text:span text:style-name="T1">matriz</text:span><text:span text:style-name="T1">[x][y] </text:span><text:span text:style-name="T1">==</text:span><text:span text:style-name="T1"> </text:span><text:span text:style-name="T1">0</text:span><text:span text:style-name="T1"> </text:span><text:span text:style-name="T1">||</text:span><text:span text:style-name="T1"> </text:span><text:span text:style-name="T1">matriz</text:span><text:span text:style-name="T1">[x][y] </text:span><text:span text:style-name="T1">==</text:span><text:span text:style-name="T1"> </text:span><text:span text:style-name="T1">-1</text:span><text:span text:style-name="T1">)</text:span></text:p>
      <text:p text:style-name="P7">            <text:span text:style-name="T1">return</text:span><text:span text:style-name="T1"> </text:span><text:span text:style-name="T1">false</text:span><text:span text:style-name="T1">;</text:span></text:p>
      <text:p text:style-name="P5"/>
      <text:p text:style-name="P7">        <text:span text:style-name="T1">// Verificar si es salida</text:span></text:p>
      <text:p text:style-name="P7">        <text:span text:style-name="T1">if</text:span><text:span text:style-name="T1"> (</text:span><text:span text:style-name="T1">matriz</text:span><text:span text:style-name="T1">[x][y] </text:span><text:span text:style-name="T1">==</text:span><text:span text:style-name="T1"> </text:span><text:span text:style-name="T1">2</text:span><text:span text:style-name="T1">)</text:span></text:p>
      <text:p text:style-name="P7">        <text:span text:style-name="T1">{</text:span></text:p>
      <text:p text:style-name="P7">            <text:span text:style-name="T1">camino</text:span><text:span text:style-name="T1">.</text:span><text:span text:style-name="T1">push_back</text:span><text:span text:style-name="T1">({x, y});</text:span><text:span text:style-name="T1"> //CASO BASE: Si la celda actual es la salida (2), se ha encontrado el camino</text:span></text:p>
      <text:p text:style-name="P7">            <text:span text:style-name="T1">return</text:span><text:span text:style-name="T1"> </text:span><text:span text:style-name="T1">true</text:span><text:span text:style-name="T1">;</text:span></text:p>
      <text:p text:style-name="P7">        <text:span text:style-name="T1">}</text:span></text:p>
      <text:p text:style-name="P5"/>
      <text:p text:style-name="P7">        <text:span text:style-name="T1">// Marcar como visitado</text:span></text:p>
      <text:p text:style-name="P7">        <text:span text:style-name="T1">matriz</text:span><text:span text:style-name="T1">[x][y] </text:span><text:span text:style-name="T1">=</text:span><text:span text:style-name="T1"> </text:span><text:span text:style-name="T1">-1</text:span><text:span text:style-name="T1">; </text:span></text:p>
      <text:p text:style-name="P5"/>
      <text:p text:style-name="P7">        <text:span text:style-name="T1">// Explorar en las 4 direcciones</text:span></text:p>
      <text:p text:style-name="P7">        <text:span text:style-name="T1">if</text:span><text:span text:style-name="T1"> (</text:span><text:span text:style-name="T1">resolver</text:span><text:span text:style-name="T1">(x </text:span><text:span text:style-name="T1">+</text:span><text:span text:style-name="T1"> </text:span><text:span text:style-name="T1">1</text:span><text:span text:style-name="T1">, y) </text:span><text:span text:style-name="T1">||</text:span><text:span text:style-name="T1"> </text:span><text:span text:style-name="T1">resolver</text:span><text:span text:style-name="T1">(x </text:span><text:span text:style-name="T1">-</text:span><text:span text:style-name="T1"> </text:span><text:span text:style-name="T1">1</text:span><text:span text:style-name="T1">, y) </text:span><text:span text:style-name="T1">||</text:span><text:span text:style-name="T1"> </text:span><text:span text:style-name="T1">resolver</text:span><text:span text:style-name="T1">(x, y </text:span><text:span text:style-name="T1">+</text:span><text:span text:style-name="T1"> </text:span><text:span text:style-name="T1">1</text:span><text:span text:style-name="T1">) </text:span><text:span text:style-name="T1">||</text:span><text:span text:style-name="T1"> </text:span><text:span text:style-name="T1">resolver</text:span><text:span text:style-name="T1">(x, y </text:span><text:span text:style-name="T1">-</text:span><text:span text:style-name="T1"> </text:span><text:span text:style-name="T1">1</text:span><text:span text:style-name="T1">))</text:span><text:span text:style-name="T1"> //CASO RECURSIVO</text:span></text:p>
      <text:p text:style-name="P7">        <text:span text:style-name="T1">{</text:span></text:p>
      <text:p text:style-name="P7">            <text:span text:style-name="T1">camino</text:span><text:span text:style-name="T1">.</text:span><text:span text:style-name="T1">push_back</text:span><text:span text:style-name="T1">({x, y});</text:span></text:p>
      <text:p text:style-name="P7">            <text:span text:style-name="T1">return</text:span><text:span text:style-name="T1"> </text:span><text:span text:style-name="T1">true</text:span><text:span text:style-name="T1">;</text:span></text:p>
      <text:p text:style-name="P7">        <text:span text:style-name="T1">}</text:span></text:p>
      <text:p text:style-name="P5"/>
      <text:p text:style-name="P7">        <text:span text:style-name="T1">return</text:span><text:span text:style-name="T1"> </text:span><text:span text:style-name="T1">false</text:span><text:span text:style-name="T1">;</text:span></text:p>
      <text:p text:style-name="P7">    <text:span text:style-name="T1">}</text:span></text:p>
      <text:p text:style-name="P5"/>
      <text:p text:style-name="P7">    <text:span text:style-name="T1">void</text:span><text:span text:style-name="T1"> </text:span><text:span text:style-name="T1">mostrarCamino</text:span><text:span text:style-name="T1">()</text:span></text:p>
      <text:p text:style-name="P7"><text:soft-page-break/>    <text:span text:style-name="T1">{</text:span></text:p>
      <text:p text:style-name="P7">        <text:span text:style-name="T1">if</text:span><text:span text:style-name="T1"> (</text:span><text:span text:style-name="T1">camino</text:span><text:span text:style-name="T1">.</text:span><text:span text:style-name="T1">empty</text:span><text:span text:style-name="T1">())</text:span></text:p>
      <text:p text:style-name="P7">        <text:span text:style-name="T1">{</text:span></text:p>
      <text:p text:style-name="P7">            <text:span text:style-name="T1">cout </text:span><text:span text:style-name="T1">&lt;&lt;</text:span><text:span text:style-name="T1"> </text:span><text:span text:style-name="T1">"No hay salida desde la posición inicial."</text:span><text:span text:style-name="T1"> </text:span><text:span text:style-name="T1">&lt;&lt;</text:span><text:span text:style-name="T1"> endl;</text:span></text:p>
      <text:p text:style-name="P7">        <text:span text:style-name="T1">}</text:span></text:p>
      <text:p text:style-name="P7">        <text:span text:style-name="T1">else</text:span></text:p>
      <text:p text:style-name="P7">        <text:span text:style-name="T1">{</text:span></text:p>
      <text:p text:style-name="P7">            <text:span text:style-name="T1">cout </text:span><text:span text:style-name="T1">&lt;&lt;</text:span><text:span text:style-name="T1"> </text:span><text:span text:style-name="T1">"Camino hacia la salida:"</text:span><text:span text:style-name="T1"> </text:span><text:span text:style-name="T1">&lt;&lt;</text:span><text:span text:style-name="T1"> endl;</text:span></text:p>
      <text:p text:style-name="P7">            <text:span text:style-name="T1">for</text:span><text:span text:style-name="T1"> (</text:span><text:span text:style-name="T1">auto</text:span><text:span text:style-name="T1"> it </text:span><text:span text:style-name="T1">=</text:span><text:span text:style-name="T1"> </text:span><text:span text:style-name="T1">camino</text:span><text:span text:style-name="T1">.</text:span><text:span text:style-name="T1">rbegin</text:span><text:span text:style-name="T1">(); it </text:span><text:span text:style-name="T1">!=</text:span><text:span text:style-name="T1"> </text:span><text:span text:style-name="T1">camino</text:span><text:span text:style-name="T1">.</text:span><text:span text:style-name="T1">rend</text:span><text:span text:style-name="T1">(); </text:span><text:span text:style-name="T1">++</text:span><text:span text:style-name="T1">it)</text:span></text:p>
      <text:p text:style-name="P7">            <text:span text:style-name="T1">{</text:span></text:p>
      <text:p text:style-name="P7">                <text:span text:style-name="T1">cout </text:span><text:span text:style-name="T1">&lt;&lt;</text:span><text:span text:style-name="T1"> </text:span><text:span text:style-name="T1">"("</text:span><text:span text:style-name="T1"> </text:span><text:span text:style-name="T1">&lt;&lt;</text:span><text:span text:style-name="T1"> </text:span><text:span text:style-name="T1">it</text:span><text:span text:style-name="T1">-&gt;</text:span><text:span text:style-name="T1">first</text:span><text:span text:style-name="T1"> </text:span><text:span text:style-name="T1">&lt;&lt;</text:span><text:span text:style-name="T1"> </text:span><text:span text:style-name="T1">", "</text:span><text:span text:style-name="T1"> </text:span><text:span text:style-name="T1">&lt;&lt;</text:span><text:span text:style-name="T1"> </text:span><text:span text:style-name="T1">it</text:span><text:span text:style-name="T1">-&gt;</text:span><text:span text:style-name="T1">second</text:span><text:span text:style-name="T1"> </text:span><text:span text:style-name="T1">&lt;&lt;</text:span><text:span text:style-name="T1"> </text:span><text:span text:style-name="T1">")"</text:span><text:span text:style-name="T1"> </text:span><text:span text:style-name="T1">&lt;&lt;</text:span><text:span text:style-name="T1"> endl;</text:span></text:p>
      <text:p text:style-name="P7">            <text:span text:style-name="T1">}</text:span></text:p>
      <text:p text:style-name="P7">        <text:span text:style-name="T1">}</text:span></text:p>
      <text:p text:style-name="P7">    <text:span text:style-name="T1">}</text:span></text:p>
      <text:p text:style-name="P4">};</text:p>
      <text:p text:style-name="P5"/>
      <text:p text:style-name="P4">int main()</text:p>
      <text:p text:style-name="P4">{</text:p>
      <text:p text:style-name="P7">    <text:span text:style-name="T1">vector</text:span><text:span text:style-name="T1">&lt;</text:span><text:span text:style-name="T1">vector</text:span><text:span text:style-name="T1">&lt;int&gt;&gt;</text:span><text:span text:style-name="T1"> laberinto </text:span><text:span text:style-name="T1">=</text:span><text:span text:style-name="T1"> {</text:span></text:p>
      <text:p text:style-name="P7">        <text:span text:style-name="T1">{</text:span><text:span text:style-name="T1">1</text:span><text:span text:style-name="T1">, </text:span><text:span text:style-name="T1">0</text:span><text:span text:style-name="T1">, </text:span><text:span text:style-name="T1">1</text:span><text:span text:style-name="T1">, </text:span><text:span text:style-name="T1">1</text:span><text:span text:style-name="T1">, </text:span><text:span text:style-name="T1">1</text:span><text:span text:style-name="T1">},</text:span></text:p>
      <text:p text:style-name="P7">        <text:span text:style-name="T1">{</text:span><text:span text:style-name="T1">1</text:span><text:span text:style-name="T1">, </text:span><text:span text:style-name="T1">0</text:span><text:span text:style-name="T1">, </text:span><text:span text:style-name="T1">0</text:span><text:span text:style-name="T1">, </text:span><text:span text:style-name="T1">0</text:span><text:span text:style-name="T1">, </text:span><text:span text:style-name="T1">1</text:span><text:span text:style-name="T1">},</text:span></text:p>
      <text:p text:style-name="P7">        <text:span text:style-name="T1">{</text:span><text:span text:style-name="T1">1</text:span><text:span text:style-name="T1">, </text:span><text:span text:style-name="T1">1</text:span><text:span text:style-name="T1">, </text:span><text:span text:style-name="T1">1</text:span><text:span text:style-name="T1">, </text:span><text:span text:style-name="T1">0</text:span><text:span text:style-name="T1">, </text:span><text:span text:style-name="T1">1</text:span><text:span text:style-name="T1">},</text:span></text:p>
      <text:p text:style-name="P7">        <text:span text:style-name="T1">{</text:span><text:span text:style-name="T1">0</text:span><text:span text:style-name="T1">, </text:span><text:span text:style-name="T1">0</text:span><text:span text:style-name="T1">, </text:span><text:span text:style-name="T1">1</text:span><text:span text:style-name="T1">, </text:span><text:span text:style-name="T1">0</text:span><text:span text:style-name="T1">, </text:span><text:span text:style-name="T1">1</text:span><text:span text:style-name="T1">},</text:span></text:p>
      <text:p text:style-name="P7">        <text:span text:style-name="T1">{</text:span><text:span text:style-name="T1">1</text:span><text:span text:style-name="T1">, </text:span><text:span text:style-name="T1">1</text:span><text:span text:style-name="T1">, </text:span><text:span text:style-name="T1">1</text:span><text:span text:style-name="T1">, </text:span><text:span text:style-name="T1">1</text:span><text:span text:style-name="T1">, </text:span><text:span text:style-name="T1">2</text:span><text:span text:style-name="T1">}};</text:span></text:p>
      <text:p text:style-name="P5"/>
      <text:p text:style-name="P7">    <text:span text:style-name="T1">Laberinto </text:span><text:span text:style-name="T1">lab</text:span><text:span text:style-name="T1">(laberinto);</text:span></text:p>
      <text:p text:style-name="P7">    <text:span text:style-name="T1">int</text:span><text:span text:style-name="T1"> inicioX </text:span><text:span text:style-name="T1">=</text:span><text:span text:style-name="T1"> </text:span><text:span text:style-name="T1">0</text:span><text:span text:style-name="T1">, inicioY </text:span><text:span text:style-name="T1">=</text:span><text:span text:style-name="T1"> </text:span><text:span text:style-name="T1">0</text:span><text:span text:style-name="T1">;</text:span></text:p>
      <text:p text:style-name="P5"/>
      <text:p text:style-name="P7">    <text:span text:style-name="T1">if</text:span><text:span text:style-name="T1"> (</text:span><text:span text:style-name="T1">lab</text:span><text:span text:style-name="T1">.</text:span><text:span text:style-name="T1">resolver</text:span><text:span text:style-name="T1">(inicioX, inicioY))</text:span></text:p>
      <text:p text:style-name="P7">    <text:span text:style-name="T1">{</text:span></text:p>
      <text:p text:style-name="P7">        <text:span text:style-name="T1">lab</text:span><text:span text:style-name="T1">.</text:span><text:span text:style-name="T1">mostrarCamino</text:span><text:span text:style-name="T1">();</text:span></text:p>
      <text:p text:style-name="P7">    <text:span text:style-name="T1">}</text:span></text:p>
      <text:p text:style-name="P7">    <text:span text:style-name="T1">else</text:span></text:p>
      <text:p text:style-name="P7">    <text:span text:style-name="T1">{</text:span></text:p>
      <text:p text:style-name="P7">        <text:span text:style-name="T1">cout </text:span><text:span text:style-name="T1">&lt;&lt;</text:span><text:span text:style-name="T1"> </text:span><text:span text:style-name="T1">"No se encontró un camino hacia la salida."</text:span><text:span text:style-name="T1"> </text:span><text:span text:style-name="T1">&lt;&lt;</text:span><text:span text:style-name="T1"> endl;</text:span></text:p>
      <text:p text:style-name="P7">    <text:span text:style-name="T1">}</text:span></text:p>
      <text:p text:style-name="P5"/>
      <text:p text:style-name="P7">    <text:span text:style-name="T1">return</text:span><text:span text:style-name="T1"> </text:span><text:span text:style-name="T1">0</text:span><text:span text:style-name="T1">;</text:span></text:p>
      <text:p text:style-name="P4">}</text:p>
      <text:p text:style-name="P5"/>
      <text:p text:style-name="P7"> <text:span text:style-name="T1">/* ¿CUÁNDO ESTO SERÍA INFINITO?</text:span></text:p>
      <text:p text:style-name="P7">       <text:span text:style-name="T1">La recursión se volvería infinita si no se marca la celda como visitada,</text:span></text:p>
      <text:p text:style-name="P7">       <text:span text:style-name="T1">ya que el algoritmo podría volver a pasar por la misma posición una y otra vez.</text:span></text:p>
      <text:p text:style-name="P7">       <text:span text:style-name="T1">También ocurriría si no se valida correctamente que las coordenadas estén dentro de los límites.</text:span></text:p>
      <text:p text:style-name="P7">    <text:span text:style-name="T1">¿POR QUÉ ES UNA SOLUCIÓN NATURAL?</text:span></text:p>
      <text:p text:style-name="P7">       <text:span text:style-name="T1">Este problema se presta naturalmente a una solución recursiva porque se puede dividir en subproblemas:</text:span></text:p>
      <text:p text:style-name="P7">       <text:span text:style-name="T1">"¿Puedo llegar a la salida desde alguna de las celdas vecinas?"</text:span></text:p>
      <text:p text:style-name="P7">       <text:span text:style-name="T1">La recursión permite explorar todas las rutas posibles de forma ordenada y retroceder si una ruta no lleva a la solución.</text:span></text:p>
      <text:p text:style-name="P7"><text:soft-page-break/>       <text:span text:style-name="T1">Sin embargo, hay que considerar que otros procesos pueden ser un poco más eficientes e intuitivos.</text:span></text:p>
      <text:p text:style-name="P7">    <text:span text:style-name="T1">*/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1:02:27.949598800</meta:creation-date>
    <dc:date>2025-10-30T21:03:26.372390700</dc:date>
    <meta:editing-duration>PT58S</meta:editing-duration>
    <meta:editing-cycles>1</meta:editing-cycles>
    <meta:document-statistic meta:table-count="0" meta:image-count="0" meta:object-count="0" meta:page-count="3" meta:paragraph-count="82" meta:word-count="385" meta:character-count="2636" meta:non-whitespace-character-count="1825"/>
    <meta:generator>LibreOffice/25.2.6.2$Windows_X86_64 LibreOffice_project/729c5bfe710f5eb71ed3bbde9e06a6065e9c6c5d</meta:generator>
  </office:meta>
</office:document-meta>
</file>